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" style:family="table">
      <style:table-properties table:align="margins" style:width="5.472cm"/>
    </style:style>
    <style:style style:name="Tableau2.A" style:family="table-column">
      <style:table-column-properties style:column-width="2.75cm" style:rel-column-width="32947*"/>
    </style:style>
    <style:style style:name="Tableau2.B" style:family="table-column">
      <style:table-column-properties style:column-width="2.722cm" style:rel-column-width="32588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2.528cm"/>
    </style:style>
    <style:style style:name="Tableau3.A" style:family="table-column">
      <style:table-column-properties style:column-width="0.843cm" style:rel-column-width="21845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C1" style:family="table-cell">
      <style:table-cell-properties fo:border="0.002cm solid #000000" fo:padding="0.097cm"/>
    </style:style>
    <style:style style:name="Tableau3.A2" style:family="table-cell">
      <style:table-cell-properties fo:border-top="none" fo:border-left="0.002cm solid #000000" fo:border-right="none" fo:padding="0.097cm" fo:border-bottom="0.002cm solid #000000"/>
    </style:style>
    <style:style style:name="Tableau3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2.A2" style:family="table-cell">
      <style:table-cell-properties fo:border-top="none" fo:border-left="0.002cm solid #000000" fo:border-right="none" fo:padding="0.097cm" fo:border-bottom="0.002cm solid #000000"/>
    </style:style>
    <style:style style:name="Tableau2.B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1.C1" style:family="table-cell">
      <style:table-cell-properties fo:border="0.002cm solid #000000" fo:padding="0.097cm"/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Tableau4" style:family="table">
      <style:table-properties table:align="margins" style:width="5.473cm"/>
    </style:style>
    <style:style style:name="Tableau4.A" style:family="table-column">
      <style:table-column-properties style:column-width="1.824cm" style:rel-column-width="21845*"/>
    </style:style>
    <style:style style:name="Tableau4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4.C1" style:family="table-cell">
      <style:table-cell-properties fo:border="0.002cm solid #000000" fo:padding="0.097cm"/>
    </style:style>
    <style:style style:name="Tableau4.A2" style:family="table-cell">
      <style:table-cell-properties fo:border-top="none" fo:border-left="0.002cm solid #000000" fo:border-right="none" fo:padding="0.097cm" fo:border-bottom="0.002cm solid #000000"/>
    </style:style>
    <style:style style:name="Tableau4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Contents" style:family="paragraph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font-style="italic" style:font-style-complex="italic" style:font-style-asian="italic" style:font-weight-complex="bold" style:font-weight-asian="bold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>Title One</text:h>
      <text:p text:style-name="Standard">This file does not contain any Python statement. hello Here's a new section.</text:p>
      <text:section text:style-name="Sect1" text:name="Section1">
        <text:p text:style-name="Standard">This text is inside the<text:span text:style-name="T2"> </text:span><text:span text:style-name="T2">hello</text:span><text:span text:style-name="T2"> </text:span>section.</text:p>
      </text:section>
      <text:h text:outline-level="2" text:style-name="Heading_20_2">Title 2</text:h>
      <text:p text:style-name="Standard">Now here is a bunch of nested tables.</text:p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Table_20_Heading"/>
            </table:table-cell>
            <table:table-cell office:value-type="string" table:style-name="Tableau1.A1">
              <table:table table:name="Tableau2" table:style-name="Tableau2">
                <table:table-column table:style-name="Tableau2.A"/>
                <table:table-column table:style-name="Tableau2.B"/>
                <table:table-header-rows>
                  <table:table-row>
                    <table:table-cell office:value-type="string" table:style-name="Tableau2.A1">
                      <text:p text:style-name="Table_20_Heading">Hi</text:p>
                    </table:table-cell>
                    <table:table-cell office:value-type="string" table:style-name="Tableau2.B1">
                      <table:table table:name="Tableau3" table:style-name="Tableau3">
                        <table:table-column table:number-columns-repeated="3" table:style-name="Tableau3.A"/>
                        <table:table-header-rows>
                          <table:table-row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A1">
                              <text:p text:style-name="Table_20_Heading"/>
                            </table:table-cell>
                            <table:table-cell office:value-type="string" table:style-name="Tableau3.C1">
                              <text:p text:style-name="Table_20_Heading"/>
                            </table:table-cell>
                          </table:table-row>
                        </table:table-header-rows>
                        <table:table-row>
                          <table:table-cell office:value-type="string" table:style-name="Tableau3.A2">
                            <text:p text:style-name="P1"/>
                          </table:table-cell>
                          <table:table-cell office:value-type="string" table:style-name="Tableau3.A2">
                            <text:p text:style-name="P1">45</text:p>
                          </table:table-cell>
                          <table:table-cell office:value-type="string" table:style-name="Tableau3.C2">
                            <text:p text:style-name="P1"/>
                          </table:table-cell>
                        </table:table-row>
                      </table:table>
                      <text:p text:style-name="Table_20_Heading"/>
                    </table:table-cell>
                  </table:table-row>
                </table:table-header-rows>
                <table:table-row>
                  <table:table-cell office:value-type="string" table:style-name="Tableau2.A2">
                    <text:p text:style-name="P1"/>
                  </table:table-cell>
                  <table:table-cell office:value-type="string" table:style-name="Tableau2.B2">
                    <text:p text:style-name="P1"/>
                  </table:table-cell>
                </table:table-row>
              </table:table>
              <text:p text:style-name="Table_20_Heading"/>
            </table:table-cell>
            <table:table-cell office:value-type="string" table:style-name="Tableau1.C1">
              <text:p text:style-name="Table_20_Heading"/>
            </table:table-cell>
          </table:table-row>
        </table:table-header-rows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able:table table:name="Tableau4" table:style-name="Tableau4">
              <table:table-column table:number-columns-repeated="3" table:style-name="Tableau4.A"/>
              <table:table-header-rows>
                <table:table-row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A1">
                    <text:p text:style-name="Table_20_Heading"/>
                  </table:table-cell>
                  <table:table-cell office:value-type="string" table:style-name="Tableau4.C1">
                    <text:p text:style-name="Table_20_Heading"/>
                  </table:table-cell>
                </table:table-row>
              </table:table-header-rows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/>
                </table:table-cell>
              </table:table-row>
              <table:table-row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A2">
                  <text:p text:style-name="Table_20_Contents"/>
                </table:table-cell>
                <table:table-cell office:value-type="string" table:style-name="Tableau4.C2">
                  <text:p text:style-name="Table_20_Contents">78.05</text:p>
                </table:table-cell>
              </table:table-row>
            </table:table>
            <text:p text:style-name="Table_20_Contents"/>
          </table:table-cell>
        </table:table-row>
        <table:table-row>
          <table:table-cell office:value-type="string" table:style-name="Tableau1.A2">
            <text:p text:style-name="Table_20_Contents"/>
          </table:table-cell>
          <table:table-cell office:value-type="string" table:style-name="Tableau1.A2">
            <text:p text:style-name="Table_20_Contents"/>
          </table:table-cell>
          <table:table-cell office:value-type="string" table:style-name="Tableau1.C2">
            <text:p text:style-name="Table_20_Contents"/>
          </table:table-cell>
        </table:table-row>
      </table:table>
      <text:h text:outline-level="3" text:style-name="Heading_20_3">...</text:h>
      <text:p text:style-name="Text_20_body">Standard</text:p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7-05-08T00:23:51</dc:date>
    <dc:language>fr-BE</dc:language>
    <meta:editing-cycles>12</meta:editing-cycles>
    <meta:editing-duration>PT41M21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12" meta:word-count="39" meta:character-count="199"/>
  </office:meta>
</office:document-meta>
</file>